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31564d" officeooo:paragraph-rsid="0031564d" fo:background-color="transparent"/>
    </style:style>
    <style:style style:name="P2" style:family="paragraph" style:parent-style-name="Standard">
      <style:paragraph-properties style:line-height-at-least="0.503cm"/>
      <style:text-properties fo:color="#000000" officeooo:rsid="0031564d" fo:background-color="transparen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9fe59"/>
    </style:style>
    <style:style style:name="P5" style:family="paragraph" style:parent-style-name="Text_20_body">
      <style:text-properties officeooo:rsid="0007bc96" officeooo:paragraph-rsid="0007bc96"/>
    </style:style>
    <style:style style:name="P6" style:family="paragraph" style:parent-style-name="Text_20_body">
      <style:paragraph-properties fo:text-align="start" style:justify-single-word="false"/>
      <style:text-properties officeooo:rsid="0007fc99" officeooo:paragraph-rsid="0008a1af"/>
    </style:style>
    <style:style style:name="P7" style:family="paragraph" style:parent-style-name="Text_20_body">
      <style:paragraph-properties fo:text-align="start" style:justify-single-word="false"/>
      <style:text-properties officeooo:rsid="0007fc99" officeooo:paragraph-rsid="0008fa5f"/>
    </style:style>
    <style:style style:name="P8" style:family="paragraph" style:parent-style-name="Text_20_body">
      <style:paragraph-properties fo:text-align="start" style:justify-single-word="false"/>
      <style:text-properties officeooo:rsid="0007fc99" officeooo:paragraph-rsid="001fc826"/>
    </style:style>
    <style:style style:name="P9" style:family="paragraph" style:parent-style-name="Text_20_body">
      <style:text-properties officeooo:paragraph-rsid="001432ea"/>
    </style:style>
    <style:style style:name="P10" style:family="paragraph" style:parent-style-name="Text_20_body">
      <style:text-properties officeooo:paragraph-rsid="00213010"/>
    </style:style>
    <style:style style:name="P11" style:family="paragraph" style:parent-style-name="Text_20_body">
      <style:text-properties officeooo:rsid="002bbba5" officeooo:paragraph-rsid="002bbba5"/>
    </style:style>
    <style:style style:name="P12" style:family="paragraph" style:parent-style-name="Text_20_body">
      <style:paragraph-properties fo:text-align="start" style:justify-single-word="false"/>
      <style:text-properties officeooo:rsid="0031564d" officeooo:paragraph-rsid="0031564d"/>
    </style:style>
    <style:style style:name="P13" style:family="paragraph" style:parent-style-name="Preformatted_20_Text">
      <style:text-properties officeooo:paragraph-rsid="001c1e35"/>
    </style:style>
    <style:style style:name="P14" style:family="paragraph" style:parent-style-name="Preformatted_20_Text">
      <style:text-properties officeooo:paragraph-rsid="00213010"/>
    </style:style>
    <style:style style:name="P15" style:family="paragraph" style:parent-style-name="Preformatted_20_Text">
      <style:text-properties officeooo:rsid="0007bc96" officeooo:paragraph-rsid="0007bc96"/>
    </style:style>
    <style:style style:name="P16" style:family="paragraph" style:parent-style-name="Preformatted_20_Text">
      <style:text-properties officeooo:paragraph-rsid="0007bc96"/>
    </style:style>
    <style:style style:name="P17" style:family="paragraph" style:parent-style-name="Preformatted_20_Text">
      <style:text-properties officeooo:rsid="002bbba5" officeooo:paragraph-rsid="002bbba5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left="0cm" fo:margin-right="1cm" fo:text-indent="0cm" style:auto-text-indent="false"/>
      <style:text-properties officeooo:paragraph-rsid="002bbba5"/>
    </style:style>
    <style:style style:name="P20" style:family="paragraph" style:parent-style-name="Quotations">
      <style:paragraph-properties fo:margin-left="0cm" fo:margin-right="1cm" fo:text-indent="0cm" style:auto-text-indent="false"/>
    </style:style>
    <style:style style:name="P21" style:family="paragraph" style:parent-style-name="Quotations">
      <style:paragraph-properties fo:margin-left="0cm" fo:margin-right="1cm" fo:text-indent="0cm" style:auto-text-indent="false"/>
      <style:text-properties officeooo:paragraph-rsid="001fc826"/>
    </style:style>
    <style:style style:name="P22" style:family="paragraph" style:parent-style-name="Quotations">
      <style:paragraph-properties fo:margin-left="0cm" fo:margin-right="1cm" fo:text-indent="0cm" style:auto-text-indent="false"/>
      <style:text-properties officeooo:paragraph-rsid="00235e13"/>
    </style:style>
    <style:style style:name="P23" style:family="paragraph" style:parent-style-name="Quotations">
      <style:paragraph-properties fo:margin-left="0cm" fo:margin-right="1cm" fo:text-indent="0cm" style:auto-text-indent="false"/>
      <style:text-properties officeooo:paragraph-rsid="002b04ea"/>
    </style:style>
    <style:style style:name="P24" style:family="paragraph" style:parent-style-name="Quotations">
      <style:paragraph-properties fo:margin-left="0cm" fo:margin-right="1cm" fo:text-indent="0cm" style:auto-text-indent="false"/>
      <style:text-properties officeooo:paragraph-rsid="002cccc8"/>
    </style:style>
    <style:style style:name="P2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503cm"/>
      <style:text-properties fo:color="#d4d4d4" fo:background-color="#1e1e1e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fo:color="#000000" fo:background-color="transparent"/>
    </style:style>
    <style:style style:name="P29" style:family="paragraph" style:parent-style-name="Standard">
      <style:text-properties fo:color="#000000" officeooo:rsid="0044fca7" officeooo:paragraph-rsid="0044fca7" fo:background-color="transparen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52bddc" officeooo:paragraph-rsid="0052bddc" fo:background-color="transparen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2.5pt" fo:font-weight="normal" fo:background-color="transparent"/>
    </style:style>
    <style:style style:name="P33" style:family="paragraph" style:parent-style-name="Standard">
      <style:paragraph-properties style:line-height-at-least="0.503cm"/>
      <style:text-properties fo:color="#000000" fo:background-color="#fff200"/>
    </style:style>
    <style:style style:name="P34" style:family="paragraph" style:parent-style-name="Standard">
      <style:text-properties officeooo:paragraph-rsid="0042cfdd"/>
    </style:style>
    <style:style style:name="P35" style:family="paragraph" style:parent-style-name="Standard">
      <style:text-properties officeooo:paragraph-rsid="00444ae8"/>
    </style:style>
    <style:style style:name="P36" style:family="paragraph" style:parent-style-name="Standard">
      <style:text-properties officeooo:paragraph-rsid="00473c83"/>
    </style:style>
    <style:style style:name="P37" style:family="paragraph" style:parent-style-name="Text_20_body">
      <style:paragraph-properties fo:text-align="start" style:justify-single-word="false"/>
      <style:text-properties officeooo:rsid="0031564d" officeooo:paragraph-rsid="003a92fc"/>
    </style:style>
    <style:style style:name="P38" style:family="paragraph" style:parent-style-name="Text_20_body">
      <style:text-properties officeooo:paragraph-rsid="0042cfdd"/>
    </style:style>
    <style:style style:name="P39" style:family="paragraph" style:parent-style-name="Text_20_body">
      <style:text-properties officeooo:paragraph-rsid="00444ae8"/>
    </style:style>
    <style:style style:name="P40" style:family="paragraph" style:parent-style-name="Text_20_body">
      <style:text-properties officeooo:rsid="002bbba5" officeooo:paragraph-rsid="002bbba5"/>
    </style:style>
    <style:style style:name="P41" style:family="paragraph" style:parent-style-name="Text_20_body">
      <style:text-properties officeooo:rsid="0044fca7" officeooo:paragraph-rsid="0044fca7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paragraph-properties fo:text-align="start" style:justify-single-word="false"/>
      <style:text-properties officeooo:rsid="0052bddc" officeooo:paragraph-rsid="0052bddc"/>
    </style:style>
    <style:style style:name="P44" style:family="paragraph" style:parent-style-name="Heading_20_2">
      <style:paragraph-properties fo:text-align="center" style:justify-single-word="false"/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Preformatted_20_Text">
      <style:text-properties officeooo:paragraph-rsid="0052bddc"/>
    </style:style>
    <style:style style:name="T1" style:family="text">
      <style:text-properties officeooo:rsid="0017ad7b"/>
    </style:style>
    <style:style style:name="T2" style:family="text">
      <style:text-properties officeooo:rsid="001c1e35"/>
    </style:style>
    <style:style style:name="T3" style:family="text">
      <style:text-properties officeooo:rsid="001fc826"/>
    </style:style>
    <style:style style:name="T4" style:family="text">
      <style:text-properties officeooo:rsid="00213010"/>
    </style:style>
    <style:style style:name="T5" style:family="text">
      <style:text-properties officeooo:rsid="0028989d"/>
    </style:style>
    <style:style style:name="T6" style:family="text">
      <style:text-properties officeooo:rsid="002b04ea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font-size="10.5pt" fo:font-weight="normal"/>
    </style:style>
    <style:style style:name="T9" style:family="text">
      <style:text-properties fo:font-size="10.5pt" fo:font-weight="normal" fo:background-color="#fff200" loext:char-shading-value="0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569cd6"/>
    </style:style>
    <style:style style:name="T13" style:family="text">
      <style:text-properties fo:color="#000000" fo:background-color="transparent" loext:char-shading-value="0"/>
    </style:style>
    <style:style style:name="T14" style:family="text">
      <style:text-properties fo:color="#000000" officeooo:rsid="003d828f" fo:background-color="transparent" loext:char-shading-value="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52bddc" fo:background-color="transparent" loext:char-shading-value="0"/>
    </style:style>
    <style:style style:name="T17" style:family="text">
      <style:text-properties fo:color="#000000" style:font-name="Droid Sans Mono" fo:font-size="10.5pt" fo:font-weight="normal" fo:background-color="transparent" loext:char-shading-value="0"/>
    </style:style>
    <style:style style:name="T18" style:family="text">
      <style:text-properties fo:color="#000000" fo:font-size="10.5pt" fo:font-weight="normal" fo:background-color="transparent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34a842"/>
    </style:style>
    <style:style style:name="T21" style:family="text">
      <style:text-properties officeooo:rsid="0036a321"/>
    </style:style>
    <style:style style:name="T22" style:family="text">
      <style:text-properties officeooo:rsid="003f43e5"/>
    </style:style>
    <style:style style:name="T23" style:family="text">
      <style:text-properties officeooo:rsid="003ff3ac"/>
    </style:style>
    <style:style style:name="T24" style:family="text">
      <style:text-properties officeooo:rsid="0042cfdd"/>
    </style:style>
    <style:style style:name="T25" style:family="text">
      <style:text-properties officeooo:rsid="0044fca7"/>
    </style:style>
    <style:style style:name="T26" style:family="text">
      <style:text-properties fo:font-size="12pt" style:font-size-asian="10pt" style:font-size-complex="10pt"/>
    </style:style>
    <style:style style:name="T27" style:family="text">
      <style:text-properties fo:font-size="12pt" officeooo:rsid="00456df8" style:font-size-asian="10pt" style:font-size-complex="10pt"/>
    </style:style>
    <style:style style:name="T28" style:family="text">
      <style:text-properties fo:font-size="12pt" fo:font-style="normal" style:font-size-asian="10pt" style:font-style-asian="normal" style:font-size-complex="10pt" style:font-style-complex="normal"/>
    </style:style>
    <style:style style:name="T29" style:family="text">
      <style:text-properties fo:font-size="12pt" fo:font-style="normal" officeooo:rsid="00444ae8" style:font-size-asian="10pt" style:font-style-asian="normal" style:font-size-complex="10pt" style:font-style-complex="normal"/>
    </style:style>
    <style:style style:name="T30" style:family="text">
      <style:text-properties officeooo:rsid="004a0e4e"/>
    </style:style>
    <style:style style:name="T31" style:family="text">
      <style:text-properties officeooo:rsid="004de35d"/>
    </style:style>
    <style:style style:name="T32" style:family="text">
      <style:text-properties officeooo:rsid="004f8c18"/>
    </style:style>
    <style:style style:name="T33" style:family="text">
      <style:text-properties officeooo:rsid="0052bddc"/>
    </style:style>
    <style:style style:name="T34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Workshop – Django step by step</text:h>
      <text:p text:style-name="P3"/>
      <text:h text:style-name="P44" text:outline-level="2">Installation</text:h>
      <text:h text:style-name="Heading_20_3" text:outline-level="3">1. créer dossier</text:h>
      <text:h text:style-name="Heading_20_3" text:outline-level="3">2. Installer un environnement virtuel </text:h>
      <text:p text:style-name="Text_20_body"/>
      <text:p text:style-name="P6"><text:span text:style-name="Source_20_Text">python3 -m venv venv</text:span></text:p>
      <text:p text:style-name="Standard"><text:span text:style-name="Emphasis">-m ===&gt; Runs library module module as a script</text:span></text:p>
      <text:h text:style-name="Heading_20_3" text:outline-level="3">3. Activer l’environnement virtuel</text:h>
      <text:p text:style-name="Text_20_body"/>
      <text:p text:style-name="P7"><text:span text:style-name="Source_20_Text">$ source venv/bin/activate</text:span></text:p>
      <text:p text:style-name="P7"><text:span text:style-name="Source_20_Text"/></text:p>
      <text:h text:style-name="Heading_20_3" text:outline-level="3"><text:span text:style-name="Source_20_Text">4. Installer Django </text:span></text:h>
      <text:p text:style-name="P4"><text:span text:style-name="Source_20_Text"/></text:p>
      <text:p text:style-name="P4"><text:span text:style-name="Source_20_Text">pip install django</text:span></text:p>
      <text:p text:style-name="P4"><text:span text:style-name="Source_20_Text"/></text:p>
      <text:h text:style-name="Heading_20_3" text:outline-level="3"><text:span text:style-name="Source_20_Text">5. Commencer un projet </text:span></text:h>
      <text:p text:style-name="Text_20_body"><text:span text:style-name="Source_20_Text"/></text:p>
      <text:p text:style-name="Text_20_body"><text:span text:style-name="Source_20_Text">$ django-admin startproject instaClone</text:span></text:p>
      <text:p text:style-name="Text_20_body"><text:span text:style-name="Source_20_Text"/></text:p>
      <text:h text:style-name="Heading_20_3" text:outline-level="3"><text:span text:style-name="Source_20_Text">6. lancer le serveur (dans le dossier « instaClone »)</text:span></text:h>
      <text:p text:style-name="Text_20_body"><text:span text:style-name="Source_20_Text"/></text:p>
      <text:p text:style-name="Text_20_body"><text:span text:style-name="Source_20_Text">$ ./manage.py runserver</text:span></text:p>
      <text:p text:style-name="P9"><text:span text:style-name="Source_20_Text"/></text:p>
      <text:h text:style-name="Heading_20_3" text:outline-level="3"><text:span text:style-name="Source_20_Text">7. Installer PostgresQl</text:span></text:h>
      <text:p text:style-name="Text_20_body"><text:span text:style-name="Source_20_Text"/></text:p>
      <text:p text:style-name="P20"><text:span text:style-name="Source_20_Text">$ sudo apt-get install postgresql postgresql-client</text:span></text:p>
      <text:p text:style-name="P19"><text:span text:style-name="Emphasis"><text:span text:style-name="T1">⇒ installe PostgresQl, crée une base de donnée et un utilisateur (sauf ubuntu)</text:span></text:span></text:p>
      <text:p text:style-name="P19"><text:span text:style-name="Emphasis"/></text:p>
      <text:p text:style-name="P23"><text:soft-page-break/><text:span text:style-name="Source_20_Text"><text:span text:style-name="T6">=&gt; ubuntu :</text:span></text:span></text:p>
      <text:p text:style-name="P20"><text:span text:style-name="Source_20_Text">$ <text:s/>sudo apt-get install postgresql postgresql-contrib</text:span></text:p>
      <text:p text:style-name="P13"><text:span text:style-name="Emphasis"><text:span text:style-name="T2">si ubuntu : </text:span></text:span></text:p>
      <text:p text:style-name="P13"><text:span text:style-name="Emphasis"/></text:p>
      <text:p text:style-name="P13"><text:a xlink:type="simple" xlink:href="https://help.ubuntu.com/community/PostgreSQL" text:style-name="Internet_20_link" text:visited-style-name="Visited_20_Internet_20_Link"><text:span text:style-name="Emphasis">https://help.ubuntu.com/community/PostgreSQL</text:span></text:a></text:p>
      <text:p text:style-name="P13"><text:span text:style-name="Emphasis"/></text:p>
      <text:p text:style-name="P13"><text:span text:style-name="Source_20_Text"/></text:p>
      <text:h text:style-name="Heading_20_3" text:outline-level="3"><text:span text:style-name="Source_20_Text">8. Créér une base de donnée pour l’utilisateur actuel</text:span></text:h>
      <text:p text:style-name="Text_20_body"><text:span text:style-name="Source_20_Text"/></text:p>
      <text:p text:style-name="P10"><text:span text:style-name="Strong_20_Emphasis"><text:span text:style-name="T4">=&gt; ubuntu (doit d’abord créer superuser):</text:span></text:span></text:p>
      <text:p text:style-name="P10"><text:span text:style-name="Source_20_Text"/></text:p>
      <text:p text:style-name="P22"><text:span text:style-name="Source_20_Text"><text:span text:style-name="T3">$ </text:span></text:span><text:span text:style-name="Source_20_Text">sudo -u postgres psql postgres</text:span></text:p>
      <text:p text:style-name="P14"><text:span text:style-name="Source_20_Text">\password postgres</text:span></text:p>
      <text:p text:style-name="P10"><text:span text:style-name="Source_20_Text"/></text:p>
      <text:p text:style-name="P20"><text:span text:style-name="Strong_20_Emphasis">⇒ autre :</text:span><text:span text:style-name="Source_20_Text"> </text:span></text:p>
      <text:p text:style-name="P20"><text:span text:style-name="Source_20_Text">$ createdb awesome_db</text:span></text:p>
      <text:p text:style-name="P20"><text:span text:style-name="Source_20_Text"/></text:p>
      <text:h text:style-name="Heading_20_3" text:outline-level="3"><text:span text:style-name="Source_20_Text">9. Accéder à la commande Postgresql</text:span></text:h>
      <text:p text:style-name="Text_20_body"><text:span text:style-name="Source_20_Text"/></text:p>
      <text:p text:style-name="P21"><text:span text:style-name="Strong_20_Emphasis"><text:span text:style-name="T3">=&gt; ubuntu :</text:span></text:span><text:span text:style-name="Emphasis"><text:span text:style-name="T3"> </text:span></text:span></text:p>
      <text:p text:style-name="P24"><text:span text:style-name="Source_20_Text"><text:span text:style-name="T3">$ sudo -u postgres psql</text:span></text:span></text:p>
      <text:p text:style-name="P8"><text:span text:style-name="Strong_20_Emphasis"><text:span text:style-name="T3">=&gt; autre :</text:span></text:span><text:span text:style-name="Source_20_Text"><text:span text:style-name="T3"> </text:span></text:span></text:p>
      <text:p text:style-name="P8"><text:span text:style-name="Source_20_Text"><text:span text:style-name="T3">$ psql</text:span></text:span></text:p>
      <text:p text:style-name="P8"><text:span text:style-name="Source_20_Text"/></text:p>
      <text:h text:style-name="Heading_20_3" text:outline-level="3"><text:span text:style-name="Source_20_Text">10. Créer un nouvel utilisateur et lui donner accès à la nouvelle base de données</text:span></text:h>
      <text:p text:style-name="P7"><text:span text:style-name="Source_20_Text"/></text:p>
      <text:p text:style-name="P7"><text:span text:style-name="Source_20_Text">postgres=# CREATE USER awesome_user WITH PASSWORD 'awesome_password';</text:span></text:p>
      <text:p text:style-name="P7"><text:span text:style-name="Source_20_Text">CREATE ROLE</text:span></text:p>
      <text:p text:style-name="P7"><text:span text:style-name="Source_20_Text">postgres=# GRANT ALL ON DATABASE awesome_db TO awesome_user;</text:span></text:p>
      <text:p text:style-name="P7"><text:span text:style-name="Source_20_Text">GRANT</text:span></text:p>
      <text:p text:style-name="P7"><text:span text:style-name="Source_20_Text"/></text:p>
      <text:p text:style-name="P7"><text:soft-page-break/><text:span text:style-name="Source_20_Text"/></text:p>
      <text:h text:style-name="Heading_20_3" text:outline-level="3"><text:span text:style-name="Source_20_Text">11. Installer l’adaptateur Django-PostgresQL</text:span></text:h>
      <text:p text:style-name="Text_20_body"><text:span text:style-name="Source_20_Text"/></text:p>
      <text:p text:style-name="Text_20_body"><text:span text:style-name="Source_20_Text">pip install --upgrade setuptools</text:span></text:p>
      <text:p text:style-name="P16"><text:span text:style-name="Source_20_Text"><text:span text:style-name="T5">$ </text:span></text:span><text:span text:style-name="Source_20_Text">pip install psycopg2-binary</text:span></text:p>
      <text:p text:style-name="P15"><text:span text:style-name="Source_20_Text"/></text:p>
      <text:p text:style-name="P5"/>
      <text:h text:style-name="Heading_20_3" text:outline-level="3">12. Editer les données de la DB dans settings.py</text:h>
      <text:p text:style-name="P11"/>
      <text:p text:style-name="P17"><text:span text:style-name="Source_20_Text">DATABASES = {</text:span></text:p>
      <text:p text:style-name="Preformatted_20_Text"><text:span text:style-name="Source_20_Text"><text:s text:c="4"/>'default': {</text:span></text:p>
      <text:p text:style-name="Preformatted_20_Text"><text:span text:style-name="Source_20_Text"><text:s text:c="8"/>'ENGINE': 'django.db.backends.postgresql_psycopg2',</text:span></text:p>
      <text:p text:style-name="Preformatted_20_Text"><text:span text:style-name="Source_20_Text"><text:s text:c="8"/>'NAME': 'awesome_db',</text:span></text:p>
      <text:p text:style-name="Preformatted_20_Text"><text:span text:style-name="Source_20_Text"><text:s text:c="8"/>'USER': 'awesome_user',</text:span></text:p>
      <text:p text:style-name="Preformatted_20_Text"><text:span text:style-name="Source_20_Text"><text:s text:c="8"/>'PASSWORD': 'awesome_password',</text:span></text:p>
      <text:p text:style-name="Preformatted_20_Text"><text:span text:style-name="Source_20_Text"><text:s text:c="8"/>'HOST': 'localhost',</text:span></text:p>
      <text:p text:style-name="Preformatted_20_Text"><text:span text:style-name="Source_20_Text"><text:s text:c="8"/>'PORT': '',</text:span></text:p>
      <text:p text:style-name="Preformatted_20_Text"><text:span text:style-name="Source_20_Text"><text:s text:c="4"/>}</text:span></text:p>
      <text:p text:style-name="P18"><text:span text:style-name="Source_20_Text">}</text:span></text:p>
      <text:p text:style-name="P18"><text:span text:style-name="Source_20_Text"/></text:p>
      <text:p text:style-name="P18"><text:span text:style-name="Source_20_Text"/></text:p>
      <text:h text:style-name="Heading_20_3" text:outline-level="3"><text:span text:style-name="Source_20_Text">13. SETUP PostgreSQL</text:span></text:h>
      <text:p text:style-name="P11"><text:a xlink:type="simple" xlink:href="https://help.ubuntu.com/community/PostgreSQL" text:style-name="Internet_20_link" text:visited-style-name="Visited_20_Internet_20_Link">https://help.ubuntu.com/community/PostgreSQL</text:a></text:p>
      <text:p text:style-name="P11"/>
      <text:p text:style-name="P11"/>
      <text:h text:style-name="P44" text:outline-level="2">Créer une application dans le projet</text:h>
      <text:p text:style-name="P3"/>
      <text:h text:style-name="Heading_20_3" text:outline-level="3">1. Créer l’application : </text:h>
      <text:p text:style-name="P11"><text:span text:style-name="Source_20_Text">./</text:span><text:span text:style-name="Source_20_Text"><text:span text:style-name="T25">manage.py startapp gallery</text:span></text:span></text:p>
      <text:p text:style-name="P11"/>
      <text:p text:style-name="P41">2. L’indiquer dans les settings.py :</text:p>
      <text:p text:style-name="P29"/>
      <text:p text:style-name="P30">INSTALLED_APPS = [</text:p>
      <text:p text:style-name="P28">    <text:span text:style-name="T7">'django.contrib.admin',</text:span></text:p>
      <text:p text:style-name="P28">    <text:span text:style-name="T7">'django.contrib.auth',</text:span></text:p>
      <text:p text:style-name="P28">    <text:span text:style-name="T7">'django.contrib.contenttypes',</text:span></text:p>
      <text:p text:style-name="P28">    <text:span text:style-name="T7">'django.contrib.sessions',</text:span></text:p>
      <text:p text:style-name="P28">    <text:span text:style-name="T7">'django.contrib.messages',</text:span></text:p>
      <text:p text:style-name="P28"><text:soft-page-break/>    <text:span text:style-name="T7">'django.contrib.staticfiles',</text:span></text:p>
      <text:p text:style-name="P33">    <text:span text:style-name="T7">'gallery', </text:span></text:p>
      <text:p text:style-name="P30">]</text:p>
      <text:h text:style-name="P44" text:outline-level="2">Cr<text:span text:style-name="T21">é</text:span>ation de pages</text:h>
      <text:p text:style-name="P3"/>
      <text:h text:style-name="Heading_20_3" text:outline-level="3">1. Créér un répertoire template au même niveau que le dossier du projet.</text:h>
      <text:p text:style-name="P12"/>
      <text:p text:style-name="P12">- <text:span text:style-name="T20">y ajouter des sous-dossiers.</text:span></text:p>
      <text:p text:style-name="P12">- <text:span text:style-name="T21">y ajouter des fichiers.</text:span></text:p>
      <text:p text:style-name="P12">- <text:span text:style-name="T21">exemple : templates/pages/index.html</text:span></text:p>
      <text:p text:style-name="P12"/>
      <text:h text:style-name="Heading_20_3" text:outline-level="3">2. Ajoutez la route des templates dans settings.py :</text:h>
      <text:p text:style-name="P12"/>
      <text:p text:style-name="P1"><text:span text:style-name="Source_20_Text">TEMPLATES = [</text:span></text:p>
      <text:p text:style-name="P2"><text:span text:style-name="Source_20_Text">    </text:span><text:span text:style-name="Source_20_Text"><text:span text:style-name="T8">{</text:span></text:span></text:p>
      <text:p text:style-name="P2"><text:span text:style-name="Source_20_Text">        </text:span><text:span text:style-name="Source_20_Text"><text:span text:style-name="T8">'BACKEND': 'django.template.backends.django.DjangoTemplates',</text:span></text:span></text:p>
      <text:p text:style-name="P2"><text:span text:style-name="Source_20_Text">       </text:span><text:span text:style-name="Source_20_Text"><text:span text:style-name="T19"> </text:span></text:span><text:span text:style-name="Source_20_Text"><text:span text:style-name="T9">'DIRS': [os.path.join(BASE_DIR, 'templates')],</text:span></text:span></text:p>
      <text:p text:style-name="P2"><text:span text:style-name="Source_20_Text">        </text:span><text:span text:style-name="Source_20_Text"><text:span text:style-name="T8">'APP_DIRS': True,</text:span></text:span></text:p>
      <text:p text:style-name="P2"><text:span text:style-name="Source_20_Text">        </text:span><text:span text:style-name="Source_20_Text"><text:span text:style-name="T8">'OPTIONS': {</text:span></text:span></text:p>
      <text:p text:style-name="P12"><text:span text:style-name="Source_20_Text"><text:span text:style-name="T13"/></text:span></text:p>
      <text:p text:style-name="P37"><text:span text:style-name="Source_20_Text"><text:span text:style-name="T14"/></text:span></text:p>
      <text:h text:style-name="Heading_20_3" text:outline-level="3"><text:span text:style-name="Source_20_Text">3. </text:span><text:span text:style-name="Source_20_Text"><text:span text:style-name="T23">views.py (dans dossier du projet - instaClone):</text:span></text:span></text:h>
      <text:p text:style-name="Text_20_body"><text:span text:style-name="Source_20_Text"/></text:p>
      <text:p text:style-name="Preformatted_20_Text"><text:span text:style-name="Source_20_Text">- </text:span><text:span text:style-name="Source_20_Text"><text:span text:style-name="T22">importer la methode render</text:span></text:span></text:p>
      <text:p text:style-name="Preformatted_20_Text"><text:span text:style-name="Source_20_Text">- </text:span><text:span text:style-name="Source_20_Text"><text:span text:style-name="T22">créer une fonction qui retourne le bon fichier du dossier template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Standard"><text:span text:style-name="Source_20_Text"><text:span text:style-name="T18">from django.shortcuts import render</text:span></text:span></text:p>
      <text:p text:style-name="P28"><text:span text:style-name="Source_20_Text"/></text:p>
      <text:p text:style-name="P30"><text:span text:style-name="Source_20_Text">def home(request):</text:span></text:p>
      <text:p text:style-name="P28"><text:span text:style-name="Source_20_Text">    </text:span><text:span text:style-name="Source_20_Text"><text:span text:style-name="T8">return render(request, 'pages/index.html')</text:span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oft-page-break/><text:span text:style-name="Source_20_Text"/></text:p>
      <text:h text:style-name="Heading_20_3" text:outline-level="3"><text:span text:style-name="Source_20_Text">4. urls.py :</text:span></text:h>
      <text:p text:style-name="Preformatted_20_Text"><text:span text:style-name="Source_20_Text">- </text:span><text:span text:style-name="Source_20_Text"><text:span text:style-name="T24">importer views.py du dossier dans lequel on se trouve :</text:span></text:span></text:p>
      <text:p text:style-name="Preformatted_20_Text"><text:span text:style-name="Source_20_Text">- </text:span><text:span text:style-name="Source_20_Text"><text:span text:style-name="T24">ajouter le « path » (chemin, fonction, nom pour liens)</text:span></text:span></text:p>
      <text:p text:style-name="P34"><text:span text:style-name="Source_20_Text"/></text:p>
      <text:p text:style-name="P25"><text:span text:style-name="Source_20_Text"><text:span text:style-name="T15">from . import views </text:span></text:span></text:p>
      <text:p text:style-name="P27"><text:span text:style-name="Source_20_Text"><text:span text:style-name="T15"/></text:span></text:p>
      <text:p text:style-name="P25"><text:span text:style-name="Source_20_Text"><text:span text:style-name="T15">urlpatterns = [</text:span></text:span></text:p>
      <text:p text:style-name="P26"><text:span text:style-name="Source_20_Text"><text:span text:style-name="T15">    </text:span></text:span><text:span text:style-name="Source_20_Text"><text:span text:style-name="T18">path('admin/', admin.site.urls),</text:span></text:span></text:p>
      <text:p text:style-name="P26"><text:span text:style-name="Source_20_Text"><text:span text:style-name="T15">    </text:span></text:span><text:span text:style-name="Source_20_Text"><text:span text:style-name="T18">path('', views.home, name="home"),</text:span></text:span></text:p>
      <text:p text:style-name="P25"/>
      <text:p text:style-name="P38"><text:span text:style-name="Source_20_Text"/></text:p>
      <text:h text:style-name="Heading_20_3" text:outline-level="3"><text:span text:style-name="Source_20_Text">5. Lien vers application (Gallery)</text:span></text:h>
      <text:p text:style-name="P39"><text:span text:style-name="Source_20_Text"/></text:p>
      <text:p text:style-name="Preformatted_20_Text"><text:span text:style-name="Emphasis"><text:span text:style-name="T28">- </text:span></text:span><text:span text:style-name="Emphasis"><text:span text:style-name="T29">ajouter dans urls.py (dossier projet) (import include) :</text:span></text:span></text:p>
      <text:p text:style-name="Standard"><text:span text:style-name="Emphasis"/></text:p>
      <text:p text:style-name="Preformatted_20_Text"><text:span text:style-name="Emphasis">+ importer include</text:span></text:p>
      <text:p text:style-name="Preformatted_20_Text"><text:span text:style-name="Emphasis">+ inclure le fichier urls.py de gallery</text:span></text:p>
      <text:p text:style-name="P36"><text:span text:style-name="Emphasis"/></text:p>
      <text:p text:style-name="P35"><text:span text:style-name="Source_20_Text"><text:span text:style-name="T17">urlpatterns = [</text:span></text:span></text:p>
      <text:p text:style-name="P28">    <text:span text:style-name="T7">path('admin/', admin.site.urls),</text:span></text:p>
      <text:p text:style-name="P28">    <text:span text:style-name="T7">path('', views.home, name="home"),</text:span></text:p>
      <text:p text:style-name="P33">    <text:span text:style-name="T7">path('gallery/', include('gallery.urls')),</text:span></text:p>
      <text:p text:style-name="P30">]</text:p>
      <text:p text:style-name="P30"/>
      <text:p text:style-name="P32">- <text:span text:style-name="T31">créer un fichier template dans des sous dossiers → <text:s/>gallery/template/gallery/index.html</text:span></text:p>
      <text:p text:style-name="P30"/>
      <text:p text:style-name="P32">- <text:span text:style-name="T30">créer une fonction qui renvoie la vue dans views.py:</text:span></text:p>
      <text:p text:style-name="P30"/>
      <text:p text:style-name="P28"><text:span text:style-name="Source_20_Text"><text:span text:style-name="T8">from django.shortcuts import render.</text:span></text:span></text:p>
      <text:p text:style-name="P28"><text:span text:style-name="Source_20_Text"/></text:p>
      <text:p text:style-name="P30"><text:span text:style-name="Source_20_Text">def index(request):</text:span></text:p>
      <text:p text:style-name="P28"><text:span text:style-name="Source_20_Text">    </text:span><text:span text:style-name="Source_20_Text"><text:span text:style-name="T8">return render(request,'gallery/index.html')</text:span></text:span></text:p>
      <text:p text:style-name="P30"><text:span text:style-name="Source_20_Text"/></text:p>
      <text:p text:style-name="P30"><text:span text:style-name="Source_20_Text"/></text:p>
      <text:p text:style-name="P30"><text:span text:style-name="Source_20_Text"/></text:p>
      <text:p text:style-name="P30"/>
      <text:p text:style-name="P30"/>
      <text:p text:style-name="Preformatted_20_Text"><text:span text:style-name="Emphasis"><text:span text:style-name="T26">- </text:span></text:span><text:span text:style-name="Emphasis"><text:span text:style-name="T27">créer un urls.py dans le dossier de l’application (gallery) :</text:span></text:span></text:p>
      <text:p text:style-name="P30"/>
      <text:p text:style-name="Preformatted_20_Text">+ importer path</text:p>
      <text:p text:style-name="Preformatted_20_Text">+ importer views</text:p>
      <text:p text:style-name="Preformatted_20_Text">+ donner un nom à l’application pour les settings</text:p>
      <text:p text:style-name="Preformatted_20_Text">+ créer une fonction qui rend la vue</text:p>
      <text:p text:style-name="P30"/>
      <text:p text:style-name="P30">from django.urls import path</text:p>
      <text:p text:style-name="P28"/>
      <text:p text:style-name="P30">from . import views </text:p>
      <text:p text:style-name="P28"><text:soft-page-break/></text:p>
      <text:p text:style-name="P30">app_name="gallery"</text:p>
      <text:p text:style-name="P28"/>
      <text:p text:style-name="P30">urlpatterns = [</text:p>
      <text:p text:style-name="P28">    <text:span text:style-name="T7">path('', views.index, name="index"),</text:span></text:p>
      <text:p text:style-name="P30">]</text:p>
      <text:p text:style-name="P25"/>
      <text:p text:style-name="P30"/>
      <text:p text:style-name="P30"/>
      <text:h text:style-name="P44" text:outline-level="2">Créer des <text:span text:style-name="T32">références</text:span> de lien </text:h>
      <text:p text:style-name="P43"/>
      <text:p text:style-name="P31">&lt;p&gt; go to the &lt;a href="<text:span text:style-name="T19">{% url 'gallery:index' %}</text:span>"&gt;gallery&lt;/a&gt;</text:p>
      <text:p text:style-name="P43"/>
      <text:p text:style-name="Preformatted_20_Text"><text:span text:style-name="Source_20_Text">{% %} → balise pour les templates engines</text:span></text:p>
      <text:p text:style-name="Preformatted_20_Text"><text:span text:style-name="Source_20_Text"/></text:p>
      <text:p text:style-name="P46"><text:span text:style-name="Source_20_Text">g</text:span><text:span text:style-name="Source_20_Text"><text:span text:style-name="T33">allery:index → nomdelapp:le nom donné à la route dans urls.py</text:span></text:span></text:p>
      <text:p text:style-name="Preformatted_20_Text"><text:span text:style-name="Source_20_Text"/></text:p>
      <text:p text:style-name="P39"><text:span text:style-name="Source_20_Text"><text:span text:style-name="T15"/></text:span></text:p>
      <text:p text:style-name="Text_20_body"><text:span text:style-name="Source_20_Text"/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officeooo:rsid="000a8f4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51:41.493577394</meta:creation-date>
    <dc:date>2019-10-05T10:53:09.234184008</dc:date>
    <meta:editing-duration>PT5H48M10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6" meta:paragraph-count="120" meta:word-count="521" meta:character-count="3876" meta:non-whitespace-character-count="3309"/>
  </office:meta>
</office:document-meta>
</file>